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2" svg:font-family="'Arial Unicode MS'" style:font-family-generic="swiss"/>
    <style:font-face style:name="Arial1"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16pt" fo:font-weight="bold" officeooo:rsid="0012763f" officeooo:paragraph-rsid="0012763f" style:font-size-asian="16pt" style:font-weight-asian="bold" style:font-size-complex="16pt" style:font-weight-complex="bold"/>
    </style:style>
    <style:style style:name="P2" style:family="paragraph" style:parent-style-name="Standard">
      <style:paragraph-properties fo:text-align="justify" style:justify-single-word="false"/>
      <style:text-properties fo:color="#ff4000" loext:opacity="100%" style:font-name="Arial" fo:font-size="14pt" style:text-underline-style="solid" style:text-underline-width="auto" style:text-underline-color="font-color" fo:font-weight="bold" officeooo:rsid="005d6c78" officeooo:paragraph-rsid="005e37e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Arial" fo:font-size="14pt" fo:font-weight="normal" officeooo:rsid="005d6c78" officeooo:paragraph-rsid="005e37ed"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Arial" fo:font-size="14pt" fo:font-weight="normal" officeooo:rsid="005d6c78" officeooo:paragraph-rsid="0065f454"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Arial" fo:font-size="14pt" fo:font-weight="normal" officeooo:rsid="00146f7c" officeooo:paragraph-rsid="005e37ed"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Arial" fo:font-size="14pt" fo:font-weight="normal" officeooo:rsid="00146f7c" officeooo:paragraph-rsid="00748e73"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Arial" fo:font-size="14pt" fo:font-weight="normal" officeooo:rsid="005e37ed" officeooo:paragraph-rsid="0065f454"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Arial" fo:font-size="14pt" fo:font-weight="normal" officeooo:rsid="005e37ed" officeooo:paragraph-rsid="0065df12"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Arial" fo:font-size="14pt" fo:font-weight="normal" officeooo:rsid="005e37ed" officeooo:paragraph-rsid="006644a5"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Arial" fo:font-size="14pt" fo:font-weight="normal" officeooo:rsid="0065df12" officeooo:paragraph-rsid="0065df12"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Arial" fo:font-size="14pt" fo:font-weight="normal" officeooo:rsid="006644a5" officeooo:paragraph-rsid="006644a5"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font-name="Arial" fo:font-size="14pt" fo:font-weight="normal" officeooo:rsid="00730a43" officeooo:paragraph-rsid="00730a43"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Arial" fo:font-size="14pt" fo:font-weight="normal" officeooo:rsid="00668936" officeooo:paragraph-rsid="00668936"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font-name="Arial" fo:font-size="14pt" fo:font-weight="normal" officeooo:rsid="00719bbc" officeooo:paragraph-rsid="00719bb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000000" loext:opacity="100%" style:font-name="Arial" fo:font-size="14pt" fo:font-weight="normal" officeooo:rsid="006644a5" officeooo:paragraph-rsid="006644a5" fo:background-color="transparent"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000000" loext:opacity="100%" style:font-name="Arial" fo:font-size="14pt" fo:font-weight="normal" officeooo:rsid="005e37ed" officeooo:paragraph-rsid="00668936" fo:background-color="transparent" style:font-size-asian="14pt" style:font-weight-asian="normal" style:font-size-complex="14pt" style:font-weight-complex="normal"/>
    </style:style>
    <style:style style:name="T1" style:family="text">
      <style:text-properties officeooo:rsid="001ee04f"/>
    </style:style>
    <style:style style:name="T2" style:family="text">
      <style:text-properties style:text-underline-style="none"/>
    </style:style>
    <style:style style:name="T3" style:family="text">
      <style:text-properties style:text-underline-style="none" officeooo:rsid="00668936"/>
    </style:style>
    <style:style style:name="T4" style:family="text">
      <style:text-properties style:text-underline-style="none" officeooo:rsid="006aeb09"/>
    </style:style>
    <style:style style:name="T5" style:family="text">
      <style:text-properties style:text-underline-style="none" officeooo:rsid="006c5760"/>
    </style:style>
    <style:style style:name="T6" style:family="text">
      <style:text-properties officeooo:rsid="00570e2c"/>
    </style:style>
    <style:style style:name="T7" style:family="text">
      <style:text-properties officeooo:rsid="0058709b"/>
    </style:style>
    <style:style style:name="T8" style:family="text">
      <style:text-properties officeooo:rsid="005a5e6a"/>
    </style:style>
    <style:style style:name="T9" style:family="text">
      <style:text-properties officeooo:rsid="005ad82b"/>
    </style:style>
    <style:style style:name="T10" style:family="text">
      <style:text-properties officeooo:rsid="005e37ed"/>
    </style:style>
    <style:style style:name="T11" style:family="text">
      <style:text-properties fo:color="#ff4000" loext:opacity="100%" style:text-underline-style="solid" style:text-underline-width="auto" style:text-underline-color="font-color" fo:font-weight="bold" style:font-weight-asian="bold" style:font-weight-complex="bold"/>
    </style:style>
    <style:style style:name="T12" style:family="text">
      <style:text-properties fo:color="#ff4000" loext:opacity="100%" style:text-underline-style="solid" style:text-underline-width="auto" style:text-underline-color="font-color" fo:font-weight="bold" officeooo:rsid="005d6c78" style:font-weight-asian="bold" style:font-weight-complex="bold"/>
    </style:style>
    <style:style style:name="T13" style:family="text">
      <style:text-properties fo:color="#ff4000" loext:opacity="100%" style:text-underline-style="solid" style:text-underline-width="auto" style:text-underline-color="font-color" fo:font-weight="bold" officeooo:rsid="0065df12" style:font-weight-asian="bold" style:font-weight-complex="bold"/>
    </style:style>
    <style:style style:name="T14" style:family="text">
      <style:text-properties fo:color="#ff4000" loext:opacity="100%" style:text-underline-style="solid" style:text-underline-width="auto" style:text-underline-color="font-color" fo:font-weight="bold" officeooo:rsid="006644a5" style:font-weight-asian="bold" style:font-weight-complex="bold"/>
    </style:style>
    <style:style style:name="T15" style:family="text">
      <style:text-properties fo:color="#ff4000" loext:opacity="100%" style:text-underline-style="solid" style:text-underline-width="auto" style:text-underline-color="font-color" fo:font-weight="bold" officeooo:rsid="00668936" style:font-weight-asian="bold" style:font-weight-complex="bold"/>
    </style:style>
    <style:style style:name="T16" style:family="text">
      <style:text-properties officeooo:rsid="005f1c63"/>
    </style:style>
    <style:style style:name="T17" style:family="text">
      <style:text-properties officeooo:rsid="00602fed"/>
    </style:style>
    <style:style style:name="T18" style:family="text">
      <style:text-properties officeooo:rsid="0060b952"/>
    </style:style>
    <style:style style:name="T19" style:family="text">
      <style:text-properties officeooo:rsid="00628b9f"/>
    </style:style>
    <style:style style:name="T20" style:family="text">
      <style:text-properties officeooo:rsid="0063ffae"/>
    </style:style>
    <style:style style:name="T21" style:family="text">
      <style:text-properties officeooo:rsid="0065bb4a"/>
    </style:style>
    <style:style style:name="T22" style:family="text">
      <style:text-properties fo:color="#393939" loext:opacity="100%" style:text-underline-style="none" officeooo:rsid="0065df12"/>
    </style:style>
    <style:style style:name="T23" style:family="text">
      <style:text-properties fo:color="#393939" loext:opacity="100%" style:text-underline-style="none" officeooo:rsid="0065f454"/>
    </style:style>
    <style:style style:name="T24" style:family="text">
      <style:text-properties fo:color="#393939" loext:opacity="100%" style:text-underline-style="none" officeooo:rsid="006a2d48"/>
    </style:style>
    <style:style style:name="T25" style:family="text">
      <style:text-properties fo:color="#393939" loext:opacity="100%" style:text-underline-style="none" officeooo:rsid="006aeb09"/>
    </style:style>
    <style:style style:name="T26" style:family="text">
      <style:text-properties fo:color="#393939" loext:opacity="100%" style:text-underline-style="none" officeooo:rsid="006e2856"/>
    </style:style>
    <style:style style:name="T27" style:family="text">
      <style:text-properties fo:color="#393939" loext:opacity="100%" style:text-underline-style="none" officeooo:rsid="007013eb"/>
    </style:style>
    <style:style style:name="T28" style:family="text">
      <style:text-properties officeooo:rsid="00679719"/>
    </style:style>
    <style:style style:name="T29" style:family="text">
      <style:text-properties officeooo:rsid="00684f33"/>
    </style:style>
    <style:style style:name="T30" style:family="text">
      <style:text-properties officeooo:rsid="006c2eea"/>
    </style:style>
    <style:style style:name="T31" style:family="text">
      <style:text-properties officeooo:rsid="006e2856"/>
    </style:style>
    <style:style style:name="T32" style:family="text">
      <style:text-properties officeooo:rsid="007013eb"/>
    </style:style>
    <style:style style:name="T33" style:family="text">
      <style:text-properties officeooo:rsid="00748e73"/>
    </style:style>
    <style:style style:name="T34" style:family="text">
      <style:text-properties officeooo:rsid="00762f9a"/>
    </style:style>
    <style:style style:name="T35" style:family="text">
      <style:text-properties officeooo:rsid="00773602"/>
    </style:style>
    <style:style style:name="T36" style:family="text">
      <style:text-properties officeooo:rsid="0078cfc2"/>
    </style:style>
    <style:style style:name="T37" style:family="text">
      <style:text-properties officeooo:rsid="00799d6e"/>
    </style:style>
    <style:style style:name="T38" style:family="text">
      <style:text-properties officeooo:rsid="007b089b"/>
    </style:style>
    <style:style style:name="T39" style:family="text">
      <style:text-properties officeooo:rsid="007c88cb"/>
    </style:style>
    <style:style style:name="T40" style:family="text">
      <style:text-properties officeooo:rsid="007cdbb2"/>
    </style:style>
    <style:style style:name="T41" style:family="text">
      <style:text-properties officeooo:rsid="007e34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po 1 </text:p>
      <text:p text:style-name="P3">Nous allons parler des mots de passe et en particulier de certaines techniques utilisées pour les retrouver.</text:p>
      <text:p text:style-name="P4"><text:span text:style-name="T11">Diapo 2</text:span><text:span text:style-name="T22"> </text:span><text:span text:style-name="T23">60’</text:span></text:p>
      <text:p text:style-name="P5">Les mo<text:span text:style-name="T1">t</text:span>s de passe sont omniprésents dans notre expérience sur internet. <text:span text:style-name="T6">En effet, on les retrouve sur tout les sites </text:span><text:span text:style-name="T7">nécéssitant la sauvegarde de nos données personnelles. </text:span><text:span text:style-name="T9">C’est pour ça qu’on voit des organisations comme le gournenement français alerter la population sur l’importance d’avoir des mots de passe sécurisés. </text:span><text:span text:style-name="T18">Cependant, l</text:span><text:span text:style-name="T7">es mots de passe ont</text:span><text:span text:style-name="T9"> </text:span><text:span text:style-name="T7">besoins d’être stockés quelque part pour </text:span><text:span text:style-name="T30">pouvoir </text:span><text:span text:style-name="T7">les retrouver quand on veut se connecter. Mais récupérer la base de données d’un site </text:span><text:span text:style-name="T9">web</text:span><text:span text:style-name="T7"> </text:span><text:span text:style-name="T37">est possible pour certains</text:span><text:span text:style-name="T7"> hackeur expérimenté, </text:span><text:span text:style-name="T34">comme </text:span><text:span text:style-name="T8">o</text:span><text:span text:style-name="T9">n</text:span><text:span text:style-name="T8"> peut le voir avec les scandales qui éclatent </text:span><text:span text:style-name="T9">parfois </text:span><text:span text:style-name="T8">où sont mis en ligne des bases de données contenant des millions de mots de passe. </text:span><text:span text:style-name="T30">Pourtant</text:span><text:span text:style-name="T9"> en réalité </text:span><text:span text:style-name="T35">c’est rarement aussi</text:span><text:span text:style-name="T9"> </text:span><text:span text:style-name="T39">direct</text:span><text:span text:style-name="T9"> de récupérer </text:span><text:span text:style-name="T38">c</text:span><text:span text:style-name="T9">es mots de passe. Pourquoi ?</text:span></text:p>
      <text:p text:style-name="P7"><text:span text:style-name="T12">Diapo 3</text:span><text:span text:style-name="T22"> </text:span><text:span text:style-name="T23">90’</text:span></text:p>
      <text:p text:style-name="P6"><text:span text:style-name="T9">Grace aux fonctions de hachage. Ces fonctions vont être très importantes pour la suite. </text:span><text:span text:style-name="T10">Une fonction de hachage prend en argument des informations, </text:span><text:span text:style-name="T19">par exemple du texte, ou un fichier</text:span><text:span text:style-name="T10">, et le converti en un entier. Ici j’ai codé certaines phrases avec une fonction de hachage MD5. On voit facilement les propriété</text:span><text:span text:style-name="T30">s</text:span><text:span text:style-name="T10"> fon</text:span><text:span text:style-name="T30">d</text:span><text:span text:style-name="T10">amentales d’une fonction de hachage : </text:span><text:span text:style-name="T20">on ne reconnaît pas le mot dans un hash, </text:span><text:span text:style-name="T16">les empreintes sont de longueur fixes : quelle que soit la longueur du mot à l’origine, le hash est toujours de la même longueur : </text:span><text:span text:style-name="T33">MD5 donne </text:span><text:span text:style-name="T10">des entiers </text:span><text:span text:style-name="T33">codés </text:span><text:span text:style-name="T10">sur 128 bits, rep</text:span><text:span text:style-name="T33">r</text:span><text:span text:style-name="T10">ésenté</text:span><text:span text:style-name="T30">s</text:span><text:span text:style-name="T10"> en hexadécimal ici ‘</text:span><text:span text:style-name="T33">une longueur de 32 caractères</text:span><text:span text:style-name="T16">. </text:span><text:span text:style-name="T17">Une légère modification du mot modifie completement le hash : on ne reconnaît pas le mot dans le hash. </text:span><text:span text:style-name="T21">De plus, l</text:span><text:span text:style-name="T17">a fonction est </text:span><text:span text:style-name="T21">rapide et </text:span><text:span text:style-name="T17">à sens unique : on ne peut pas retrouver le mot d’origine à partir du hash, </text:span><text:span text:style-name="T37">il n’existe pas de bijection réciproque</text:span><text:span text:style-name="T17">.</text:span></text:p>
      <text:p text:style-name="P8"><text:span text:style-name="T12">Diapo </text:span><text:span text:style-name="T13">4</text:span><text:span text:style-name="T22"> </text:span><text:span text:style-name="T23">41’</text:span></text:p>
      <text:p text:style-name="P10">À quoi servent les fonctions de hachage ? Ici, elles servent à cacher le mot de passe dans la base de données. En effet, le site web ne stocke que les empreintes des mots de passe. Lorsqu’on veut se connecter, notre mot de passe est codé avec la même fonction, pui<text:span text:style-name="T30">s</text:span> on la compare avec l’empreinte stockée. Si celle-ci est la même, le mot de passe est bon et on est connecté. Sinon, ce n’est pas le bon mot de passe. Comme ça, si un hacker récupere la base de données, il n’a que les empreint<text:span text:style-name="T30">e</text:span>s et ne peut pas décoder les mots de passe donc ne peut pas infiltrer les comptes.</text:p>
      <text:p text:style-name="P11">Plaçons nous maintenant dans le cas où on possède une telle base de données, et on veut retrouver les mots de passe.</text:p>
      <text:p text:style-name="P12">3 minutes</text:p>
      <text:p text:style-name="P12"/>
      <text:p text:style-name="P12"/>
      <text:p text:style-name="P12"/>
      <text:p text:style-name="P9"><text:soft-page-break/><text:span text:style-name="T12">Diapo </text:span><text:span text:style-name="T14">5</text:span><text:span text:style-name="T22"> </text:span><text:span text:style-name="T23">4</text:span><text:span text:style-name="T24">5</text:span><text:span text:style-name="T23">’</text:span></text:p>
      <text:p text:style-name="P11">Déjà, on peut penser tout tester, et de voir si le hash correspond. C’est la force brute. Cette méthode, facile à <text:span text:style-name="T40">concevoir</text:span>, <text:span text:style-name="T40">a</text:span><text:span text:style-name="T30"> l’avantage</text:span> <text:span text:style-name="T40">de ne</text:span> manquer <text:span text:style-name="T40">aucun</text:span> mot de passe. <text:span text:style-name="T30">Mais c’</text:span>est cependant très long à réaliser. On voit ici une courbe <text:span text:style-name="T30">du temps pour </text:span>teste<text:span text:style-name="T30">r</text:span> tous les mots de l’alphabet minuscule avec un iMac de 2009, <text:span text:style-name="T30">et ça</text:span> lui prend 17 heures pout tester tout les mots de 7 lettres. Théoriquement, j’ai calculé le temps pour réaliser une opération sur un MacBookAir de 2017 et j’ai regardé le temps qu’il metterai<text:span text:style-name="T30">t</text:span> pour tout tester les mots de 62 caractères on voit que au-delà de 12 caractères, ça prend plus de temps que l’âge de l’univers. Même avec des ordinateurs plus puissants, un mots de passe long avec différents caractères prend énormement de temps.</text:p>
      <text:p text:style-name="P9"><text:span text:style-name="T12">Diapo </text:span><text:span text:style-name="T14">6</text:span><text:span text:style-name="T22"> </text:span><text:span text:style-name="T25">35</text:span><text:span text:style-name="T23">’</text:span></text:p>
      <text:p text:style-name="P15"><text:span text:style-name="T2">Mais alors, pourquoi ne pas réaliser ces calculs au préalable et stocker les résultats dans une base de données ? C’est l’attaque avec mémoire, </text:span><text:span text:style-name="T3">et outre le temps de création égal à la force brute, cela nécessite de capacités de stockage vite irréalisable. </text:span><text:span text:style-name="T4">Le plus gros disque dur trouvable dans le commerce est </text:span><text:span text:style-name="T5">de</text:span><text:span text:style-name="T4"> </text:span><text:span text:style-name="T5">1</text:span><text:span text:style-name="T4">4 To, ce qui correspond aux</text:span><text:span text:style-name="T3"> </text:span><text:span text:style-name="T5">stockage des </text:span><text:span text:style-name="T3">mots de 6 lettres sur 62 c</text:span><text:span text:style-name="T4">a</text:span><text:span text:style-name="T3">ractères, mais les mots de 11 lettres prennent </text:span><text:span text:style-name="T5">eux </text:span><text:span text:style-name="T3">une place équivalent à la capaci</text:span><text:span text:style-name="T5">t</text:span><text:span text:style-name="T3">é de stockage mondiale. C’es</text:span><text:span text:style-name="T4">t</text:span><text:span text:style-name="T3"> encore une fois irréaliste pou</text:span><text:span text:style-name="T4">r</text:span><text:span text:style-name="T3"> trouver les longs mots de passe.</text:span></text:p>
      <text:p text:style-name="P16"><text:span text:style-name="T12">Diapo </text:span><text:span text:style-name="T15">7</text:span><text:span text:style-name="T22"> </text:span><text:span text:style-name="T26">3</text:span><text:span text:style-name="T23">1’</text:span></text:p>
      <text:p text:style-name="P13">Et si on réfléchissait un peu ? En effet, tester toutes les combinaisons c’est assez loins des mots de passe utilisé<text:span text:style-name="T31">s</text:span> dans la réalité. Il est plus intelligent de se limit<text:span text:style-name="T31">er</text:span> à certains mots de passe, ici on voit qu’il est possible de trouver des bases de données contenant les mots de passe les plus courants, et il n’est pas difficile de tester ceux là. J’ai personellement téléchargé une base de données des mots de la langue française, et vu qu’il est facile de programmer <text:span text:style-name="T31">un code pour</text:span> tester tous ces mots, et c’est très rapide. C’est <text:span text:style-name="T31">donc </text:span>une technique à la portée de tout le monde. Mais uniquement si le mot de passe est é<text:span text:style-name="T36">vident.</text:span></text:p>
      <text:p text:style-name="P14">5 minutes</text:p>
      <text:p text:style-name="P16"><text:span text:style-name="T12">Diapo </text:span><text:span text:style-name="T15">8</text:span><text:span text:style-name="T22"> </text:span><text:span text:style-name="T27">35</text:span><text:span text:style-name="T23">’</text:span></text:p>
      <text:p text:style-name="P13">Mais heureusement, il existe des techniques <text:span text:style-name="T28">plus poussées pour </text:span><text:span text:style-name="T32">résoudre </text:span><text:span text:style-name="T28">notre problème, qui testent toutes les possibilité</text:span><text:span text:style-name="T41">s</text:span><text:span text:style-name="T28"> en faisant de nombreux calculs et en ne stockant que certains résultats. On les appeles les tables de compromis temps mémoire. En 1980, Martin Hellman publie un article sur ces tables, qu’on va appeler table classique. </text:span><text:span text:style-name="T32">Pour les comprendre, o</text:span><text:span text:style-name="T28">n doit introduire une foncion f, </text:span><text:span text:style-name="T32">qui est la </text:span><text:span text:style-name="T28">composée d’un fonction de réduction par la fonction de hachage de la base de données piratée. </text:span><text:span text:style-name="T32">f</text:span><text:span text:style-name="T29"> prend en argument un mots en clair d’une certaine longueur, et renvoie un nouveau mot de la même longueur. Par exemple, f de TIPE donne OR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2" svg:font-family="'Arial Unicode MS'" style:font-family-generic="swiss"/>
    <style:font-face style:name="Arial1"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yle_20_de_20_dessin_20_par_20_défaut" style:display-name="Style de dessin par défaut" style:family="paragraph" style:default-outline-level="">
      <style:paragraph-properties fo:margin-top="0cm" fo:margin-bottom="0cm" style:contextual-spacing="false" style:line-height-at-least="0.353cm" fo:text-align="start" style:justify-single-word="false" style:writing-mode="lr-tb">
        <style:tab-stops>
          <style:tab-stop style:position="0cm"/>
          <style:tab-stop style:position="1cm"/>
          <style:tab-stop style:position="2.499cm"/>
          <style:tab-stop style:position="2.54cm"/>
          <style:tab-stop style:position="4.8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48.001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Verdana" style:font-family-complex="Verdana"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fo:text-align="start" style:justify-single-word="false" style:writing-mode="lr-tb">
        <style:tab-stops>
          <style:tab-stop style:position="0cm"/>
          <style:tab-stop style:position="1cm"/>
          <style:tab-stop style:position="2.499cm"/>
          <style:tab-stop style:position="2.54cm"/>
          <style:tab-stop style:position="4.8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48.001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fo:text-align="start" style:justify-single-word="false" style:writing-mode="lr-tb">
        <style:tab-stops>
          <style:tab-stop style:position="0cm"/>
          <style:tab-stop style:position="1cm"/>
          <style:tab-stop style:position="2.499cm"/>
          <style:tab-stop style:position="2.54cm"/>
          <style:tab-stop style:position="4.8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48.001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Verdana" style:font-family-complex="Verdana"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245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Verdana" style:font-family-complex="Verdana"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212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bold" style:font-size-asian="24pt" style:font-style-asian="normal" style:font-weight-asian="bold" style:text-emphasize="none"/>
    </style:style>
    <style:style style:name="Standard_7e_LT_7e_Gliederung_20_3" style:display-name="Standard~LT~Gliederung 3" style:family="paragraph" style:parent-style-name="Standard_7e_LT_7e_Gliederung_20_2" style:default-outline-level="">
      <style:paragraph-properties fo:margin-top="0.212cm" fo:margin-bottom="0cm" style:contextual-spacing="false" style:line-height-at-least="0.353cm"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76cm" fo:margin-bottom="0cm" style:contextual-spacing="false" style:line-height-at-least="0.353cm"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76cm" fo:margin-bottom="0cm" style:contextual-spacing="false" style:line-height-at-least="0.353cm"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top="0.212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Verdana" style:font-family-complex="Verdana"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Verdana" style:font-family-complex="Verdana"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Verdana" style:font-family-complex="Verdana"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Verdana" style:font-family-complex="Verdana" style:font-family-generic-complex="system" style:font-pitch-complex="variable" style:font-size-complex="12pt"/>
    </style:style>
    <style:style style:name="Arrière-plan"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Notes" style:family="paragraph" style:default-outline-level="">
      <style:paragraph-properties fo:margin-top="0.159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text-emphasize="none"/>
    </style:style>
    <style:style style:name="Plan_20_1" style:display-name="Plan 1" style:family="paragraph" style:default-outline-level="">
      <style:paragraph-properties fo:margin-top="0.245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Verdana" style:font-family-complex="Verdana"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212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bold" style:font-size-asian="24pt" style:font-style-asian="normal" style:font-weight-asian="bold" style:text-emphasize="none"/>
    </style:style>
    <style:style style:name="Plan_20_3" style:display-name="Plan 3" style:family="paragraph" style:parent-style-name="Plan_20_2" style:default-outline-level="">
      <style:paragraph-properties fo:margin-top="0.212cm" fo:margin-bottom="0cm" style:contextual-spacing="false" style:line-height-at-least="0.353cm"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top="0.176cm" fo:margin-bottom="0cm" style:contextual-spacing="false" style:line-height-at-least="0.353cm"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top="0.176cm" fo:margin-bottom="0cm" style:contextual-spacing="false" style:line-height-at-least="0.353cm"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top="0.212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Verdana" style:font-family-complex="Verdana"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12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bold" style:letter-kerning="true" style:font-size-asian="24pt" style:font-style-asian="normal" style:font-weight-asian="bold"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style:contextual-spacing="false" style:line-height-at-least="0.353cm" fo:text-align="center" style:justify-single-word="false" fo:text-indent="0cm" style:auto-text-indent="false" style:writing-mode="lr-tb">
        <style:tab-stops>
          <style:tab-stop style:position="0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style:contextual-spacing="false" style:line-height-at-least="0.353cm" fo:text-align="center" style:justify-single-word="false" fo:text-indent="0cm" style:auto-text-indent="false" style:writing-mode="lr-tb">
        <style:tab-stops>
          <style:tab-stop style:position="0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style:contextual-spacing="false" style:line-height-at-least="0.353cm" fo:text-align="center" style:justify-single-word="false" fo:text-indent="0cm" style:auto-text-indent="false" style:writing-mode="lr-tb">
        <style:tab-stops>
          <style:tab-stop style:position="0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top="0.176cm" fo:margin-bottom="0cm" style:contextual-spacing="false" style:line-height-at-least="0.353cm"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top="0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bold" style:letter-kerning="true" style:font-name-asian="Tahoma" style:font-family-asian="Tahoma" style:font-family-generic-asian="system" style:font-pitch-asian="variable" style:font-size-asian="28pt" style:font-style-asian="normal" style:font-weight-asian="bold" style:font-name-complex="Verdana" style:font-family-complex="Verdana"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top="0.212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Verdana" style:font-family-complex="Verdana"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top="0.159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text-emphasize="none"/>
    </style:style>
    <style:style style:name="Titre1_7e_LT_7e_Hintergrundobjekte" style:display-name="Titr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fo:font-size="16pt" fo:font-weight="bold" officeooo:rsid="0012763f" officeooo:paragraph-rsid="0012763f"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IPE</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02T14:11:23.535996625</meta:creation-date>
    <dc:date>2021-05-21T14:49:18.484471635</dc:date>
    <meta:editing-duration>PT9H47M31S</meta:editing-duration>
    <meta:editing-cycles>68</meta:editing-cycles>
    <meta:generator>LibreOffice/7.1.2.2$MacOSX_X86_64 LibreOffice_project/8a45595d069ef5570103caea1b71cc9d82b2aae4</meta:generator>
    <meta:document-statistic meta:table-count="0" meta:image-count="0" meta:object-count="0" meta:page-count="2" meta:paragraph-count="20" meta:word-count="919" meta:character-count="5172" meta:non-whitespace-character-count="4272"/>
  </office:meta>
</office:document-meta>
</file>